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7689611" text:style-name="L2">
        <text:list-item>
          <text:p text:style-name="P1">File</text:p>
          <text:list>
            <text:list-item>
              <text:p text:style-name="P1">Open 1.1.1</text:p>
            </text:list-item>
            <text:list-item>
              <text:p text:style-name="P1">Save 1.1.1</text:p>
            </text:list-item>
            <text:list-item>
              <text:p text:style-name="P1">Save as.. 1.1.1</text:p>
            </text:list-item>
          </text:list>
        </text:list-item>
        <text:list-item>
          <text:p text:style-name="P1">View</text:p>
          <text:list>
            <text:list-item>
              <text:p text:style-name="P1">Color information bar 1.1.4</text:p>
            </text:list-item>
            <text:list-item>
              <text:p text:style-name="P1">Histogram 1.1.5</text:p>
            </text:list-item>
          </text:list>
        </text:list-item>
        <text:list-item>
          <text:p text:style-name="P1">Image</text:p>
          <text:list>
            <text:list-item>
              <text:p text:style-name="P1">Crop 1.1.3</text:p>
            </text:list-item>
            <text:list-item>
              <text:p text:style-name="P1">Blur 1.1.7</text:p>
            </text:list-item>
            <text:list-item>
              <text:p text:style-name="P1">Fusion 1.1.8</text:p>
            </text:list-item>
            <text:list-item>
              <text:p text:style-name="P1">Resize 1.2.1</text:p>
            </text:list-item>
            <text:list-item>
              <text:p text:style-name="P1">Filter 1.2.3</text:p>
              <text:list>
                <text:list-item>
                  <text:p text:style-name="P1">Mean</text:p>
                </text:list-item>
                <text:list-item>
                  <text:p text:style-name="P1">Gradient</text:p>
                </text:list-item>
                <text:list-item>
                  <text:p text:style-name="P1">Gaussian</text:p>
                </text:list-item>
                <text:list-item>
                  <text:p text:style-name="P1">Laplacian</text:p>
                </text:list-item>
                <text:list-item>
                  <text:p text:style-name="P1">Custom Filter..</text:p>
                </text:list-item>
              </text:list>
            </text:list-item>
            <text:list-item>
              <text:p text:style-name="P1">Advanced </text:p>
              <text:list>
                <text:list-item>
                  <text:p text:style-name="P1">Intelligent resizing 1.3.1</text:p>
                </text:list-item>
                <text:list-item>
                  <text:p text:style-name="P1">Intelligent scissors 1.3.2</text:p>
                </text:list-item>
              </text:list>
            </text:list-item>
          </text:list>
        </text:list-item>
        <text:list-item>
          <text:p text:style-name="P1">Color</text:p>
          <text:list>
            <text:list-item>
              <text:p text:style-name="P1">Contrast and Equalization 1.2.2</text:p>
            </text:list-item>
            <text:list-item>
              <text:p text:style-name="P1">Convert gray scale 1.1.6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1-04T16:41:05</meta:creation-date>
    <dc:date>2011-01-04T17:18:07</dc:date>
    <dc:creator>jander nascimento</dc:creator>
    <meta:editing-duration>PT00H05M38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1" meta:paragraph-count="24" meta:word-count="72" meta:character-count="335"/>
  </office:meta>
</office:document-meta>
</file>